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192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9"/>
    <style:style style:name="ce3" style:family="table-cell" style:parent-style-name="Default">
      <style:text-properties style:font-name="Liberation Sans" style:font-name-asian="DejaVu Sans" style:font-name-complex="FreeSans"/>
    </style:style>
    <style:style style:name="ce4" style:family="table-cell" style:parent-style-name="Default" style:data-style-name="N104">
      <style:text-properties style:font-name="Liberation Sans" style:font-name-asian="DejaVu Sans" style:font-name-complex="FreeSans"/>
    </style:style>
  </office:automatic-styles>
  <office:body>
    <office:spreadsheet>
      <table:table table:name="data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umber.1</text:p>
          </table:table-cell>
          <table:table-cell office:value-type="string">
            <text:p>Number.2</text:p>
          </table:table-cell>
          <table:table-cell office:value-type="string">
            <text:p>Cat.1</text:p>
          </table:table-cell>
          <table:table-cell office:value-type="string">
            <text:p>Cat.2</text:p>
          </table:table-cell>
          <table:table-cell table:formula="of:=[transformed.E1]" office:value-type="string" office:string-value="Num.as.Cat">
            <text:p>Num.as.Cat</text:p>
          </table:table-cell>
          <table:table-cell table:style-name="ce3" table:formula="of:=[transformed.F1]" office:value-type="string" office:string-value="Money">
            <text:p>Money</text:p>
          </table:table-cell>
          <table:table-cell table:formula="of:=[transformed.G1]" office:value-type="string" office:string-value="Number.Useless">
            <text:p>Number.Useless</text:p>
          </table:table-cell>
          <table:table-cell table:formula="of:=[transformed.H1]" office:value-type="string" office:string-value="Number.1.Negative">
            <text:p>Number.1.Negative</text:p>
          </table:table-cell>
          <table:table-cell table:formula="of:=[transformed.I1]" office:value-type="string" office:string-value="Date.Encoded">
            <text:p>Date.Encoded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float" office:value="2">
            <text:p>2.0</text:p>
          </table:table-cell>
          <table:table-cell table:number-columns-repeated="2" office:value-type="string">
            <text:p>A</text:p>
          </table:table-cell>
          <table:table-cell table:formula="of:=IF([transformed.E2] = &quot;&quot;; &quot;NO&quot;; CONCATENATE([transformed.E2]; &quot; Y&quot;))" office:value-type="string" office:string-value="1 Y">
            <text:p>1 Y</text:p>
          </table:table-cell>
          <table:table-cell table:style-name="ce4" table:formula="of:=[transformed.F2]" office:value-type="currency" office:currency="USD" office:value="123">
            <text:p>$123.00</text:p>
          </table:table-cell>
          <table:table-cell/>
          <table:table-cell table:formula="of:=[transformed.H2]" office:value-type="float" office:value="-1">
            <text:p>-1</text:p>
          </table:table-cell>
          <table:table-cell table:formula="of:=[transformed.I2]" office:value-type="float" office:value="200503">
            <text:p>2005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</text:p>
          </table:table-cell>
          <table:table-cell table:formula="of:=IF([transformed.E3] = &quot;&quot;; &quot;NO&quot;; CONCATENATE([transformed.E3]; &quot; Y&quot;))" office:value-type="string" office:string-value="2 Y">
            <text:p>2 Y</text:p>
          </table:table-cell>
          <table:table-cell table:style-name="ce4" table:formula="of:=[transformed.F3]" office:value-type="currency" office:currency="USD" office:value="124">
            <text:p>$124.00</text:p>
          </table:table-cell>
          <table:table-cell/>
          <table:table-cell table:formula="of:=[transformed.H3]" office:value-type="float" office:value="-1">
            <text:p>-1</text:p>
          </table:table-cell>
          <table:table-cell table:formula="of:=[transformed.I3]" office:value-type="float" office:value="200503">
            <text:p>2005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A</text:p>
          </table:table-cell>
          <table:table-cell table:formula="of:=IF([transformed.E4] = &quot;&quot;; &quot;NO&quot;; CONCATENATE([transformed.E4]; &quot; Y&quot;))" office:value-type="string" office:string-value="1 Y">
            <text:p>1 Y</text:p>
          </table:table-cell>
          <table:table-cell table:style-name="ce4" table:formula="of:=[transformed.F4]" office:value-type="currency" office:currency="USD" office:value="125">
            <text:p>$125.00</text:p>
          </table:table-cell>
          <table:table-cell/>
          <table:table-cell table:formula="of:=[transformed.H4]" office:value-type="float" office:value="-1">
            <text:p>-1</text:p>
          </table:table-cell>
          <table:table-cell table:formula="of:=[transformed.I4]" office:value-type="float" office:value="200503">
            <text:p>200503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string">
            <text:p>A</text:p>
          </table:table-cell>
          <table:table-cell table:formula="of:=IF([transformed.E5] = &quot;&quot;; &quot;NO&quot;; CONCATENATE([transformed.E5]; &quot; Y&quot;))" office:value-type="string" office:string-value="2 Y">
            <text:p>2 Y</text:p>
          </table:table-cell>
          <table:table-cell table:style-name="ce4" table:formula="of:=[transformed.F5]" office:value-type="currency" office:currency="USD" office:value="126">
            <text:p>$126.00</text:p>
          </table:table-cell>
          <table:table-cell/>
          <table:table-cell table:formula="of:=[transformed.H5]" office:value-type="float" office:value="-2">
            <text:p>-2</text:p>
          </table:table-cell>
          <table:table-cell table:formula="of:=[transformed.I5]" office:value-type="float" office:value="200503">
            <text:p>20050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A</text:p>
          </table:table-cell>
          <table:table-cell table:formula="of:=IF([transformed.E6] = &quot;&quot;; &quot;NO&quot;; CONCATENATE([transformed.E6]; &quot; Y&quot;))" office:value-type="string" office:string-value="1 Y">
            <text:p>1 Y</text:p>
          </table:table-cell>
          <table:table-cell table:style-name="ce4" table:formula="of:=[transformed.F6]" office:value-type="currency" office:currency="USD" office:value="127">
            <text:p>$127.00</text:p>
          </table:table-cell>
          <table:table-cell table:formula="of:=[transformed.G6]" office:value-type="float" office:value="312">
            <text:p>312</text:p>
          </table:table-cell>
          <table:table-cell table:formula="of:=[transformed.H6]" office:value-type="float" office:value="-2">
            <text:p>-2</text:p>
          </table:table-cell>
          <table:table-cell table:formula="of:=[transformed.I6]" office:value-type="float" office:value="200503">
            <text:p>2005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[transformed.E7] = &quot;&quot;; &quot;NO&quot;; CONCATENATE([transformed.E7]; &quot; Y&quot;))" office:value-type="string" office:string-value="1 Y">
            <text:p>1 Y</text:p>
          </table:table-cell>
          <table:table-cell table:style-name="ce4" table:formula="of:=[transformed.F7]" office:value-type="currency" office:currency="USD" office:value="128">
            <text:p>$128.00</text:p>
          </table:table-cell>
          <table:table-cell/>
          <table:table-cell table:formula="of:=[transformed.H7]" office:value-type="float" office:value="-3">
            <text:p>-3</text:p>
          </table:table-cell>
          <table:table-cell table:formula="of:=[transformed.I7]" office:value-type="float" office:value="200504">
            <text:p>200504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[transformed.E8] = &quot;&quot;; &quot;NO&quot;; CONCATENATE([transformed.E8]; &quot; Y&quot;))" office:value-type="string" office:string-value="1 Y">
            <text:p>1 Y</text:p>
          </table:table-cell>
          <table:table-cell table:style-name="ce4" table:formula="of:=[transformed.F8]" office:value-type="currency" office:currency="USD" office:value="129">
            <text:p>$129.00</text:p>
          </table:table-cell>
          <table:table-cell/>
          <table:table-cell table:formula="of:=[transformed.H8]" office:value-type="float" office:value="-3">
            <text:p>-3</text:p>
          </table:table-cell>
          <table:table-cell table:formula="of:=[transformed.I8]" office:value-type="float" office:value="200504">
            <text:p>20050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A</text:p>
          </table:table-cell>
          <table:table-cell table:formula="of:=IF([transformed.E9] = &quot;&quot;; &quot;NO&quot;; CONCATENATE([transformed.E9]; &quot; Y&quot;))" office:value-type="string" office:string-value="2 Y">
            <text:p>2 Y</text:p>
          </table:table-cell>
          <table:table-cell table:style-name="ce4" table:formula="of:=[transformed.F9]" office:value-type="currency" office:currency="USD" office:value="130">
            <text:p>$130.00</text:p>
          </table:table-cell>
          <table:table-cell/>
          <table:table-cell table:formula="of:=[transformed.H9]" office:value-type="float" office:value="-32">
            <text:p>-32</text:p>
          </table:table-cell>
          <table:table-cell table:formula="of:=[transformed.I9]" office:value-type="float" office:value="200504">
            <text:p>2005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A</text:p>
          </table:table-cell>
          <table:table-cell table:formula="of:=IF([transformed.E10] = &quot;&quot;; &quot;NO&quot;; CONCATENATE([transformed.E10]; &quot; Y&quot;))" office:value-type="string" office:string-value="1 Y">
            <text:p>1 Y</text:p>
          </table:table-cell>
          <table:table-cell table:style-name="ce4" table:formula="of:=[transformed.F10]" office:value-type="currency" office:currency="USD" office:value="131">
            <text:p>$131.00</text:p>
          </table:table-cell>
          <table:table-cell/>
          <table:table-cell table:formula="of:=[transformed.H10]" office:value-type="float" office:value="-2">
            <text:p>-2</text:p>
          </table:table-cell>
          <table:table-cell table:formula="of:=[transformed.I10]" office:value-type="float" office:value="200504">
            <text:p>200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</text:p>
          </table:table-cell>
          <table:table-cell table:formula="of:=IF([transformed.E11] = &quot;&quot;; &quot;NO&quot;; CONCATENATE([transformed.E11]; &quot; Y&quot;))" office:value-type="string" office:string-value="1 Y">
            <text:p>1 Y</text:p>
          </table:table-cell>
          <table:table-cell table:style-name="ce4" table:formula="of:=[transformed.F11]" office:value-type="currency" office:currency="USD" office:value="132">
            <text:p>$132.00</text:p>
          </table:table-cell>
          <table:table-cell table:formula="of:=[transformed.G11]" office:value-type="float" office:value="321">
            <text:p>321</text:p>
          </table:table-cell>
          <table:table-cell table:formula="of:=[transformed.H11]" office:value-type="float" office:value="-1">
            <text:p>-1</text:p>
          </table:table-cell>
          <table:table-cell table:formula="of:=[transformed.I11]" office:value-type="float" office:value="200504">
            <text:p>2005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[transformed.E12] = &quot;&quot;; &quot;NO&quot;; CONCATENATE([transformed.E12]; &quot; Y&quot;))" office:value-type="string" office:string-value="1 Y">
            <text:p>1 Y</text:p>
          </table:table-cell>
          <table:table-cell table:style-name="ce4" table:formula="of:=[transformed.F12]" office:value-type="currency" office:currency="USD" office:value="133">
            <text:p>$133.00</text:p>
          </table:table-cell>
          <table:table-cell/>
          <table:table-cell table:formula="of:=[transformed.H12]" office:value-type="float" office:value="-3">
            <text:p>-3</text:p>
          </table:table-cell>
          <table:table-cell table:formula="of:=[transformed.I12]" office:value-type="float" office:value="200504">
            <text:p>200504</text:p>
          </table:table-cell>
        </table:table-row>
        <table:table-row table:style-name="ro1">
          <table:table-cell office:value-type="float" office:value="23">
            <text:p>23</text:p>
          </table:table-cell>
          <table:table-cell/>
          <table:table-cell table:number-columns-repeated="2" office:value-type="string">
            <text:p>B</text:p>
          </table:table-cell>
          <table:table-cell table:formula="of:=IF([transformed.E13] = &quot;&quot;; &quot;NO&quot;; CONCATENATE([transformed.E13]; &quot; Y&quot;))" office:value-type="string" office:string-value="NO">
            <text:p>NO</text:p>
          </table:table-cell>
          <table:table-cell table:style-name="ce4" table:formula="of:=[transformed.F13]" office:value-type="currency" office:currency="USD" office:value="134">
            <text:p>$134.00</text:p>
          </table:table-cell>
          <table:table-cell/>
          <table:table-cell table:formula="of:=[transformed.H13]" office:value-type="float" office:value="-23">
            <text:p>-23</text:p>
          </table:table-cell>
          <table:table-cell table:formula="of:=[transformed.I13]" office:value-type="float" office:value="200504">
            <text:p>20050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B</text:p>
          </table:table-cell>
          <table:table-cell table:formula="of:=IF([transformed.E14] = &quot;&quot;; &quot;NO&quot;; CONCATENATE([transformed.E14]; &quot; Y&quot;))" office:value-type="string" office:string-value="2 Y">
            <text:p>2 Y</text:p>
          </table:table-cell>
          <table:table-cell table:style-name="ce4" table:formula="of:=[transformed.F14]" office:value-type="currency" office:currency="USD" office:value="135">
            <text:p>$135.00</text:p>
          </table:table-cell>
          <table:table-cell/>
          <table:table-cell table:formula="of:=[transformed.H14]" office:value-type="float" office:value="-12">
            <text:p>-12</text:p>
          </table:table-cell>
          <table:table-cell table:formula="of:=[transformed.I14]" office:value-type="float" office:value="200504">
            <text:p>200504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string">
            <text:p>B</text:p>
          </table:table-cell>
          <table:table-cell table:formula="of:=IF([transformed.E15] = &quot;&quot;; &quot;NO&quot;; CONCATENATE([transformed.E15]; &quot; Y&quot;))" office:value-type="string" office:string-value="2 Y">
            <text:p>2 Y</text:p>
          </table:table-cell>
          <table:table-cell table:style-name="ce4" table:formula="of:=[transformed.F15]" office:value-type="currency" office:currency="USD" office:value="136">
            <text:p>$136.00</text:p>
          </table:table-cell>
          <table:table-cell/>
          <table:table-cell table:formula="of:=[transformed.H15]" office:value-type="float" office:value="-3">
            <text:p>-3</text:p>
          </table:table-cell>
          <table:table-cell table:formula="of:=[transformed.I15]" office:value-type="float" office:value="200504">
            <text:p>20050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B</text:p>
          </table:table-cell>
          <table:table-cell table:formula="of:=IF([transformed.E16] = &quot;&quot;; &quot;NO&quot;; CONCATENATE([transformed.E16]; &quot; Y&quot;))" office:value-type="string" office:string-value="2 Y">
            <text:p>2 Y</text:p>
          </table:table-cell>
          <table:table-cell table:style-name="ce4" table:formula="of:=[transformed.F16]" office:value-type="currency" office:currency="USD" office:value="137">
            <text:p>$137.00</text:p>
          </table:table-cell>
          <table:table-cell table:formula="of:=[transformed.G16]" office:value-type="float" office:value="321">
            <text:p>321</text:p>
          </table:table-cell>
          <table:table-cell table:formula="of:=[transformed.H16]" office:value-type="float" office:value="-12">
            <text:p>-12</text:p>
          </table:table-cell>
          <table:table-cell table:formula="of:=[transformed.I16]" office:value-type="float" office:value="200504">
            <text:p>200504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B</text:p>
          </table:table-cell>
          <table:table-cell table:formula="of:=IF([transformed.E17] = &quot;&quot;; &quot;NO&quot;; CONCATENATE([transformed.E17]; &quot; Y&quot;))" office:value-type="string" office:string-value="2 Y">
            <text:p>2 Y</text:p>
          </table:table-cell>
          <table:table-cell table:style-name="ce4" table:formula="of:=[transformed.F17]" office:value-type="currency" office:currency="USD" office:value="138">
            <text:p>$138.00</text:p>
          </table:table-cell>
          <table:table-cell/>
          <table:table-cell table:formula="of:=[transformed.H17]" office:value-type="float" office:value="-321">
            <text:p>-321</text:p>
          </table:table-cell>
          <table:table-cell table:formula="of:=[transformed.I17]" office:value-type="float" office:value="200504">
            <text:p>200504</text:p>
          </table:table-cell>
        </table:table-row>
        <table:table-row table:style-name="ro1">
          <table:table-cell office:value-type="float" office:value="3123">
            <text:p>3123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B</text:p>
          </table:table-cell>
          <table:table-cell table:formula="of:=IF([transformed.E18] = &quot;&quot;; &quot;NO&quot;; CONCATENATE([transformed.E18]; &quot; Y&quot;))" office:value-type="string" office:string-value="2 Y">
            <text:p>2 Y</text:p>
          </table:table-cell>
          <table:table-cell table:style-name="ce4" table:formula="of:=[transformed.F18]" office:value-type="currency" office:currency="USD" office:value="139">
            <text:p>$139.00</text:p>
          </table:table-cell>
          <table:table-cell/>
          <table:table-cell table:formula="of:=[transformed.H18]" office:value-type="float" office:value="-3123">
            <text:p>-3123</text:p>
          </table:table-cell>
          <table:table-cell table:formula="of:=[transformed.I18]" office:value-type="float" office:value="200504">
            <text:p>20050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B</text:p>
          </table:table-cell>
          <table:table-cell table:formula="of:=IF([transformed.E19] = &quot;&quot;; &quot;NO&quot;; CONCATENATE([transformed.E19]; &quot; Y&quot;))" office:value-type="string" office:string-value="2 Y">
            <text:p>2 Y</text:p>
          </table:table-cell>
          <table:table-cell table:style-name="ce4" table:formula="of:=[transformed.F19]" office:value-type="currency" office:currency="USD" office:value="140">
            <text:p>$140.00</text:p>
          </table:table-cell>
          <table:table-cell table:formula="of:=[transformed.G19]" office:value-type="float" office:value="123">
            <text:p>123</text:p>
          </table:table-cell>
          <table:table-cell table:formula="of:=[transformed.H19]" office:value-type="float" office:value="-12">
            <text:p>-12</text:p>
          </table:table-cell>
          <table:table-cell table:formula="of:=[transformed.I19]" office:value-type="float" office:value="200504">
            <text:p>20050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</text:p>
          </table:table-cell>
          <table:table-cell table:formula="of:=IF([transformed.E20] = &quot;&quot;; &quot;NO&quot;; CONCATENATE([transformed.E20]; &quot; Y&quot;))" office:value-type="string" office:string-value="2 Y">
            <text:p>2 Y</text:p>
          </table:table-cell>
          <table:table-cell table:style-name="ce4" table:formula="of:=[transformed.F20]" office:value-type="currency" office:currency="USD" office:value="141">
            <text:p>$141.00</text:p>
          </table:table-cell>
          <table:table-cell/>
          <table:table-cell table:formula="of:=[transformed.H20]" office:value-type="float" office:value="-31">
            <text:p>-31</text:p>
          </table:table-cell>
          <table:table-cell table:formula="of:=[transformed.I20]" office:value-type="float" office:value="200504">
            <text:p>200504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 office:value-type="string">
            <text:p>B</text:p>
          </table:table-cell>
          <table:table-cell table:formula="of:=IF([transformed.E21] = &quot;&quot;; &quot;NO&quot;; CONCATENATE([transformed.E21]; &quot; Y&quot;))" office:value-type="string" office:string-value="2 Y">
            <text:p>2 Y</text:p>
          </table:table-cell>
          <table:table-cell table:style-name="ce4" table:formula="of:=[transformed.F21]" office:value-type="currency" office:currency="USD" office:value="142">
            <text:p>$142.00</text:p>
          </table:table-cell>
          <table:table-cell/>
          <table:table-cell table:formula="of:=[transformed.H21]" office:value-type="float" office:value="-2">
            <text:p>-2</text:p>
          </table:table-cell>
          <table:table-cell table:formula="of:=[transformed.I21]" office:value-type="float" office:value="200504">
            <text:p>200504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ransformed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row table:style-name="ro2">
          <table:table-cell table:formula="of:=[data.A1]" office:value-type="string" office:string-value="Number.1">
            <text:p>Number.1</text:p>
          </table:table-cell>
          <table:table-cell table:formula="of:=[data.B1]" office:value-type="string" office:string-value="Number.2">
            <text:p>Number.2</text:p>
          </table:table-cell>
          <table:table-cell table:formula="of:=[data.C1]" office:value-type="string" office:string-value="Cat.1">
            <text:p>Cat.1</text:p>
          </table:table-cell>
          <table:table-cell table:formula="of:=[data.D1]" office:value-type="string" office:string-value="Cat.2">
            <text:p>Cat.2</text:p>
          </table:table-cell>
          <table:table-cell office:value-type="string">
            <text:p>Num.as.Cat</text:p>
          </table:table-cell>
          <table:table-cell table:style-name="Default" office:value-type="string">
            <text:p>Money</text:p>
          </table:table-cell>
          <table:table-cell office:value-type="string">
            <text:p>Number.Useless</text:p>
          </table:table-cell>
          <table:table-cell office:value-type="string">
            <text:p>Number.1.Negative</text:p>
          </table:table-cell>
          <table:table-cell office:value-type="string">
            <text:p>Date.Encoded</text:p>
          </table:table-cell>
        </table:table-row>
        <table:table-row table:style-name="ro1">
          <table:table-cell table:formula="of:=[data.A2]" office:value-type="float" office:value="1">
            <text:p>1</text:p>
          </table:table-cell>
          <table:table-cell table:formula="of:=[data.B2]" office:value-type="float" office:value="2">
            <text:p>2</text:p>
          </table:table-cell>
          <table:table-cell table:formula="of:=[data.C2]" office:value-type="string" office:string-value="A">
            <text:p>A</text:p>
          </table:table-cell>
          <table:table-cell table:formula="of:=[data.D2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float" office:value="123">
            <text:p>123.0</text:p>
          </table:table-cell>
          <table:table-cell/>
          <table:table-cell table:formula="of:=-[.A2]" office:value-type="float" office:value="-1">
            <text:p>-1</text:p>
          </table:table-cell>
          <table:table-cell office:value-type="float" office:value="200503">
            <text:p>200503</text:p>
          </table:table-cell>
        </table:table-row>
        <table:table-row table:style-name="ro1">
          <table:table-cell table:formula="of:=[data.A3]" office:value-type="float" office:value="1">
            <text:p>1</text:p>
          </table:table-cell>
          <table:table-cell table:formula="of:=[data.B3]" office:value-type="float" office:value="2">
            <text:p>2</text:p>
          </table:table-cell>
          <table:table-cell/>
          <table:table-cell table:formula="of:=[data.D3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float" office:value="124">
            <text:p>124.0</text:p>
          </table:table-cell>
          <table:table-cell/>
          <table:table-cell table:formula="of:=-[.A3]" office:value-type="float" office:value="-1">
            <text:p>-1</text:p>
          </table:table-cell>
          <table:table-cell office:value-type="float" office:value="200503">
            <text:p>200503</text:p>
          </table:table-cell>
        </table:table-row>
        <table:table-row table:style-name="ro1">
          <table:table-cell table:formula="of:=[data.A4]" office:value-type="float" office:value="1">
            <text:p>1</text:p>
          </table:table-cell>
          <table:table-cell table:formula="of:=[data.B4]" office:value-type="float" office:value="3">
            <text:p>3</text:p>
          </table:table-cell>
          <table:table-cell table:formula="of:=[data.C4]" office:value-type="string" office:string-value="A">
            <text:p>A</text:p>
          </table:table-cell>
          <table:table-cell table:formula="of:=[data.D4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float" office:value="125">
            <text:p>125.0</text:p>
          </table:table-cell>
          <table:table-cell/>
          <table:table-cell table:formula="of:=-[.A4]" office:value-type="float" office:value="-1">
            <text:p>-1</text:p>
          </table:table-cell>
          <table:table-cell office:value-type="float" office:value="200503">
            <text:p>200503</text:p>
          </table:table-cell>
        </table:table-row>
        <table:table-row table:style-name="ro1">
          <table:table-cell table:formula="of:=[data.A5]" office:value-type="float" office:value="2">
            <text:p>2</text:p>
          </table:table-cell>
          <table:table-cell/>
          <table:table-cell table:formula="of:=[data.C5]" office:value-type="string" office:string-value="A">
            <text:p>A</text:p>
          </table:table-cell>
          <table:table-cell table:formula="of:=[data.D5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float" office:value="126">
            <text:p>126.0</text:p>
          </table:table-cell>
          <table:table-cell/>
          <table:table-cell table:formula="of:=-[.A5]" office:value-type="float" office:value="-2">
            <text:p>-2</text:p>
          </table:table-cell>
          <table:table-cell office:value-type="float" office:value="200503">
            <text:p>200503</text:p>
          </table:table-cell>
        </table:table-row>
        <table:table-row table:style-name="ro1">
          <table:table-cell table:formula="of:=[data.A6]" office:value-type="float" office:value="2">
            <text:p>2</text:p>
          </table:table-cell>
          <table:table-cell table:number-columns-repeated="2"/>
          <table:table-cell table:formula="of:=[data.D6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float" office:value="127">
            <text:p>127.0</text:p>
          </table:table-cell>
          <table:table-cell office:value-type="float" office:value="312">
            <text:p>312</text:p>
          </table:table-cell>
          <table:table-cell table:formula="of:=-[.A6]" office:value-type="float" office:value="-2">
            <text:p>-2</text:p>
          </table:table-cell>
          <table:table-cell office:value-type="float" office:value="200503">
            <text:p>200503</text:p>
          </table:table-cell>
        </table:table-row>
        <table:table-row table:style-name="ro1">
          <table:table-cell table:formula="of:=[data.A7]" office:value-type="float" office:value="3">
            <text:p>3</text:p>
          </table:table-cell>
          <table:table-cell table:formula="of:=[data.B7]" office:value-type="float" office:value="32">
            <text:p>32</text:p>
          </table:table-cell>
          <table:table-cell table:formula="of:=[data.C7]" office:value-type="string" office:string-value="B">
            <text:p>B</text:p>
          </table:table-cell>
          <table:table-cell table:formula="of:=[data.D7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float" office:value="128">
            <text:p>128.0</text:p>
          </table:table-cell>
          <table:table-cell/>
          <table:table-cell table:formula="of:=-[.A7]" office:value-type="float" office:value="-3">
            <text:p>-3</text:p>
          </table:table-cell>
          <table:table-cell office:value-type="float" office:value="200504">
            <text:p>200504</text:p>
          </table:table-cell>
        </table:table-row>
        <table:table-row table:style-name="ro1">
          <table:table-cell table:formula="of:=[data.A8]" office:value-type="float" office:value="3">
            <text:p>3</text:p>
          </table:table-cell>
          <table:table-cell/>
          <table:table-cell table:formula="of:=[data.C8]" office:value-type="string" office:string-value="B">
            <text:p>B</text:p>
          </table:table-cell>
          <table:table-cell table:formula="of:=[data.D8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float" office:value="129">
            <text:p>129.0</text:p>
          </table:table-cell>
          <table:table-cell/>
          <table:table-cell table:formula="of:=-[.A8]" office:value-type="float" office:value="-3">
            <text:p>-3</text:p>
          </table:table-cell>
          <table:table-cell office:value-type="float" office:value="200504">
            <text:p>200504</text:p>
          </table:table-cell>
        </table:table-row>
        <table:table-row table:style-name="ro1">
          <table:table-cell table:formula="of:=[data.A9]" office:value-type="float" office:value="32">
            <text:p>32</text:p>
          </table:table-cell>
          <table:table-cell table:formula="of:=[data.B9]" office:value-type="float" office:value="1">
            <text:p>1</text:p>
          </table:table-cell>
          <table:table-cell table:formula="of:=[data.C9]" office:value-type="string" office:string-value="A">
            <text:p>A</text:p>
          </table:table-cell>
          <table:table-cell table:formula="of:=[data.D9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float" office:value="130">
            <text:p>130.0</text:p>
          </table:table-cell>
          <table:table-cell/>
          <table:table-cell table:formula="of:=-[.A9]" office:value-type="float" office:value="-32">
            <text:p>-32</text:p>
          </table:table-cell>
          <table:table-cell office:value-type="float" office:value="200504">
            <text:p>200504</text:p>
          </table:table-cell>
        </table:table-row>
        <table:table-row table:style-name="ro1">
          <table:table-cell table:formula="of:=[data.A10]" office:value-type="float" office:value="2">
            <text:p>2</text:p>
          </table:table-cell>
          <table:table-cell table:formula="of:=[data.B10]" office:value-type="float" office:value="3">
            <text:p>3</text:p>
          </table:table-cell>
          <table:table-cell table:formula="of:=[data.C10]" office:value-type="string" office:string-value="A">
            <text:p>A</text:p>
          </table:table-cell>
          <table:table-cell table:formula="of:=[data.D10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float" office:value="131">
            <text:p>131.0</text:p>
          </table:table-cell>
          <table:table-cell/>
          <table:table-cell table:formula="of:=-[.A10]" office:value-type="float" office:value="-2">
            <text:p>-2</text:p>
          </table:table-cell>
          <table:table-cell office:value-type="float" office:value="200504">
            <text:p>200504</text:p>
          </table:table-cell>
        </table:table-row>
        <table:table-row table:style-name="ro1">
          <table:table-cell table:formula="of:=[data.A11]" office:value-type="float" office:value="1">
            <text:p>1</text:p>
          </table:table-cell>
          <table:table-cell table:formula="of:=[data.B11]" office:value-type="float" office:value="2">
            <text:p>2</text:p>
          </table:table-cell>
          <table:table-cell/>
          <table:table-cell table:formula="of:=[data.D11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float" office:value="132">
            <text:p>132.0</text:p>
          </table:table-cell>
          <table:table-cell office:value-type="float" office:value="321">
            <text:p>321</text:p>
          </table:table-cell>
          <table:table-cell table:formula="of:=-[.A11]" office:value-type="float" office:value="-1">
            <text:p>-1</text:p>
          </table:table-cell>
          <table:table-cell office:value-type="float" office:value="200504">
            <text:p>200504</text:p>
          </table:table-cell>
        </table:table-row>
        <table:table-row table:style-name="ro1">
          <table:table-cell table:formula="of:=[data.A12]" office:value-type="float" office:value="3">
            <text:p>3</text:p>
          </table:table-cell>
          <table:table-cell table:formula="of:=[data.B12]" office:value-type="float" office:value="321">
            <text:p>321</text:p>
          </table:table-cell>
          <table:table-cell table:formula="of:=[data.C12]" office:value-type="string" office:string-value="B">
            <text:p>B</text:p>
          </table:table-cell>
          <table:table-cell table:formula="of:=[data.D12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float" office:value="133">
            <text:p>133.0</text:p>
          </table:table-cell>
          <table:table-cell/>
          <table:table-cell table:formula="of:=-[.A12]" office:value-type="float" office:value="-3">
            <text:p>-3</text:p>
          </table:table-cell>
          <table:table-cell office:value-type="float" office:value="200504">
            <text:p>200504</text:p>
          </table:table-cell>
        </table:table-row>
        <table:table-row table:style-name="ro1">
          <table:table-cell table:formula="of:=[data.A13]" office:value-type="float" office:value="23">
            <text:p>23</text:p>
          </table:table-cell>
          <table:table-cell/>
          <table:table-cell table:formula="of:=[data.C13]" office:value-type="string" office:string-value="B">
            <text:p>B</text:p>
          </table:table-cell>
          <table:table-cell table:formula="of:=[data.D13]" office:value-type="string" office:string-value="B">
            <text:p>B</text:p>
          </table:table-cell>
          <table:table-cell/>
          <table:table-cell office:value-type="float" office:value="134">
            <text:p>134.0</text:p>
          </table:table-cell>
          <table:table-cell/>
          <table:table-cell table:formula="of:=-[.A13]" office:value-type="float" office:value="-23">
            <text:p>-23</text:p>
          </table:table-cell>
          <table:table-cell office:value-type="float" office:value="200504">
            <text:p>200504</text:p>
          </table:table-cell>
        </table:table-row>
        <table:table-row table:style-name="ro1">
          <table:table-cell table:formula="of:=[data.A14]" office:value-type="float" office:value="12">
            <text:p>12</text:p>
          </table:table-cell>
          <table:table-cell table:number-columns-repeated="2"/>
          <table:table-cell table:formula="of:=[data.D14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float" office:value="135">
            <text:p>135.0</text:p>
          </table:table-cell>
          <table:table-cell/>
          <table:table-cell table:formula="of:=-[.A14]" office:value-type="float" office:value="-12">
            <text:p>-12</text:p>
          </table:table-cell>
          <table:table-cell office:value-type="float" office:value="200504">
            <text:p>200504</text:p>
          </table:table-cell>
        </table:table-row>
        <table:table-row table:style-name="ro1">
          <table:table-cell table:formula="of:=[data.A15]" office:value-type="float" office:value="3">
            <text:p>3</text:p>
          </table:table-cell>
          <table:table-cell/>
          <table:table-cell table:formula="of:=[data.C15]" office:value-type="string" office:string-value="B">
            <text:p>B</text:p>
          </table:table-cell>
          <table:table-cell table:formula="of:=[data.D15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float" office:value="136">
            <text:p>136.0</text:p>
          </table:table-cell>
          <table:table-cell/>
          <table:table-cell table:formula="of:=-[.A15]" office:value-type="float" office:value="-3">
            <text:p>-3</text:p>
          </table:table-cell>
          <table:table-cell office:value-type="float" office:value="200504">
            <text:p>200504</text:p>
          </table:table-cell>
        </table:table-row>
        <table:table-row table:style-name="ro1">
          <table:table-cell table:formula="of:=[data.A16]" office:value-type="float" office:value="12">
            <text:p>12</text:p>
          </table:table-cell>
          <table:table-cell table:formula="of:=[data.B16]" office:value-type="float" office:value="23">
            <text:p>23</text:p>
          </table:table-cell>
          <table:table-cell table:formula="of:=[data.C16]" office:value-type="string" office:string-value="B">
            <text:p>B</text:p>
          </table:table-cell>
          <table:table-cell table:formula="of:=[data.D16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float" office:value="137">
            <text:p>137.0</text:p>
          </table:table-cell>
          <table:table-cell office:value-type="float" office:value="321">
            <text:p>321</text:p>
          </table:table-cell>
          <table:table-cell table:formula="of:=-[.A16]" office:value-type="float" office:value="-12">
            <text:p>-12</text:p>
          </table:table-cell>
          <table:table-cell office:value-type="float" office:value="200504">
            <text:p>200504</text:p>
          </table:table-cell>
        </table:table-row>
        <table:table-row table:style-name="ro1">
          <table:table-cell table:formula="of:=[data.A17]" office:value-type="float" office:value="321">
            <text:p>321</text:p>
          </table:table-cell>
          <table:table-cell table:formula="of:=[data.B17]" office:value-type="float" office:value="13">
            <text:p>13</text:p>
          </table:table-cell>
          <table:table-cell table:formula="of:=[data.C17]" office:value-type="string" office:string-value="B">
            <text:p>B</text:p>
          </table:table-cell>
          <table:table-cell table:formula="of:=[data.D17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float" office:value="138">
            <text:p>138.0</text:p>
          </table:table-cell>
          <table:table-cell/>
          <table:table-cell table:formula="of:=-[.A17]" office:value-type="float" office:value="-321">
            <text:p>-321</text:p>
          </table:table-cell>
          <table:table-cell office:value-type="float" office:value="200504">
            <text:p>200504</text:p>
          </table:table-cell>
        </table:table-row>
        <table:table-row table:style-name="ro1">
          <table:table-cell table:formula="of:=[data.A18]" office:value-type="float" office:value="3123">
            <text:p>3123</text:p>
          </table:table-cell>
          <table:table-cell table:formula="of:=[data.B18]" office:value-type="float" office:value="21">
            <text:p>21</text:p>
          </table:table-cell>
          <table:table-cell table:formula="of:=[data.C18]" office:value-type="string" office:string-value="B">
            <text:p>B</text:p>
          </table:table-cell>
          <table:table-cell table:formula="of:=[data.D18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float" office:value="139">
            <text:p>139.0</text:p>
          </table:table-cell>
          <table:table-cell/>
          <table:table-cell table:formula="of:=-[.A18]" office:value-type="float" office:value="-3123">
            <text:p>-3123</text:p>
          </table:table-cell>
          <table:table-cell office:value-type="float" office:value="200504">
            <text:p>200504</text:p>
          </table:table-cell>
        </table:table-row>
        <table:table-row table:style-name="ro1">
          <table:table-cell table:formula="of:=[data.A19]" office:value-type="float" office:value="12">
            <text:p>12</text:p>
          </table:table-cell>
          <table:table-cell table:formula="of:=[data.B19]" office:value-type="float" office:value="32">
            <text:p>32</text:p>
          </table:table-cell>
          <table:table-cell table:formula="of:=[data.C19]" office:value-type="string" office:string-value="B">
            <text:p>B</text:p>
          </table:table-cell>
          <table:table-cell table:formula="of:=[data.D19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float" office:value="140">
            <text:p>140.0</text:p>
          </table:table-cell>
          <table:table-cell office:value-type="float" office:value="123">
            <text:p>123</text:p>
          </table:table-cell>
          <table:table-cell table:formula="of:=-[.A19]" office:value-type="float" office:value="-12">
            <text:p>-12</text:p>
          </table:table-cell>
          <table:table-cell office:value-type="float" office:value="200504">
            <text:p>200504</text:p>
          </table:table-cell>
        </table:table-row>
        <table:table-row table:style-name="ro1">
          <table:table-cell table:formula="of:=[data.A20]" office:value-type="float" office:value="31">
            <text:p>31</text:p>
          </table:table-cell>
          <table:table-cell table:formula="of:=[data.B20]" office:value-type="float" office:value="3">
            <text:p>3</text:p>
          </table:table-cell>
          <table:table-cell table:formula="of:=[data.C20]" office:value-type="string" office:string-value="B">
            <text:p>B</text:p>
          </table:table-cell>
          <table:table-cell table:formula="of:=[data.D20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float" office:value="141">
            <text:p>141.0</text:p>
          </table:table-cell>
          <table:table-cell/>
          <table:table-cell table:formula="of:=-[.A20]" office:value-type="float" office:value="-31">
            <text:p>-31</text:p>
          </table:table-cell>
          <table:table-cell office:value-type="float" office:value="200504">
            <text:p>200504</text:p>
          </table:table-cell>
        </table:table-row>
        <table:table-row table:style-name="ro1">
          <table:table-cell table:formula="of:=[data.A21]" office:value-type="float" office:value="2">
            <text:p>2</text:p>
          </table:table-cell>
          <table:table-cell table:formula="of:=[data.B21]" office:value-type="float" office:value="2">
            <text:p>2</text:p>
          </table:table-cell>
          <table:table-cell table:formula="of:=[data.C21]" office:value-type="string" office:string-value="B">
            <text:p>B</text:p>
          </table:table-cell>
          <table:table-cell table:formula="of:=[data.D21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float" office:value="142">
            <text:p>142.0</text:p>
          </table:table-cell>
          <table:table-cell/>
          <table:table-cell table:formula="of:=-[.A21]" office:value-type="float" office:value="-2">
            <text:p>-2</text:p>
          </table:table-cell>
          <table:table-cell office:value-type="float" office:value="200504">
            <text:p>200504</text:p>
          </table:table-cell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</table:table>
      <table:table table:name="transform_filled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2">
          <table:table-cell table:formula="of:=[data.A1]" office:value-type="string" office:string-value="Number.1">
            <text:p>Number.1</text:p>
          </table:table-cell>
          <table:table-cell office:value-type="string">
            <text:p>Number.2</text:p>
          </table:table-cell>
          <table:table-cell office:value-type="string">
            <text:p>Cat.1</text:p>
          </table:table-cell>
          <table:table-cell office:value-type="string">
            <text:p>Cat.2</text:p>
          </table:table-cell>
          <table:table-cell office:value-type="string">
            <text:p>Num.as.Cat</text:p>
          </table:table-cell>
          <table:table-cell table:style-name="Default" table:formula="of:=[transformed.F1]" office:value-type="string" office:string-value="Money">
            <text:p>Money</text:p>
          </table:table-cell>
          <table:table-cell table:formula="of:=[transformed.G1]" office:value-type="string" office:string-value="Number.Useless">
            <text:p>Number.Useless</text:p>
          </table:table-cell>
          <table:table-cell table:formula="of:=[transformed.H1]" office:value-type="string" office:string-value="Number.1.Negative">
            <text:p>Number.1.Negative</text:p>
          </table:table-cell>
          <table:table-cell table:formula="of:=[transformed.I1]" office:value-type="string" office:string-value="Date.Encoded">
            <text:p>Date.Encoded</text:p>
          </table:table-cell>
        </table:table-row>
        <table:table-row table:style-name="ro1">
          <table:table-cell table:formula="of:=[data.A2]" office:value-type="float" office:value="1">
            <text:p>1</text:p>
          </table:table-cell>
          <table:table-cell table:style-name="ce2" office:value-type="float" office:value="2">
            <text:p>2.0</text:p>
          </table:table-cell>
          <table:table-cell table:number-columns-repeated="2" office:value-type="string">
            <text:p>A</text:p>
          </table:table-cell>
          <table:table-cell table:formula="of:=[transformed.E2]" office:value-type="float" office:value="1">
            <text:p>1</text:p>
          </table:table-cell>
          <table:table-cell table:formula="of:=[transformed.F2]" office:value-type="float" office:value="123">
            <text:p>123.0</text:p>
          </table:table-cell>
          <table:table-cell/>
          <table:table-cell table:formula="of:=[transformed.H2]" office:value-type="float" office:value="-1">
            <text:p>-1</text:p>
          </table:table-cell>
          <table:table-cell table:formula="of:=[transformed.I2]" office:value-type="float" office:value="200503">
            <text:p>200503</text:p>
          </table:table-cell>
        </table:table-row>
        <table:table-row table:style-name="ro1">
          <table:table-cell table:formula="of:=[data.A3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[transformed.E3]" office:value-type="float" office:value="2">
            <text:p>2</text:p>
          </table:table-cell>
          <table:table-cell table:formula="of:=[transformed.F3]" office:value-type="float" office:value="124">
            <text:p>124.0</text:p>
          </table:table-cell>
          <table:table-cell/>
          <table:table-cell table:formula="of:=[transformed.H3]" office:value-type="float" office:value="-1">
            <text:p>-1</text:p>
          </table:table-cell>
          <table:table-cell table:formula="of:=[transformed.I3]" office:value-type="float" office:value="200503">
            <text:p>200503</text:p>
          </table:table-cell>
        </table:table-row>
        <table:table-row table:style-name="ro1">
          <table:table-cell table:formula="of:=[data.A4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A</text:p>
          </table:table-cell>
          <table:table-cell table:formula="of:=[transformed.E4]" office:value-type="float" office:value="1">
            <text:p>1</text:p>
          </table:table-cell>
          <table:table-cell table:formula="of:=[transformed.F4]" office:value-type="float" office:value="125">
            <text:p>125.0</text:p>
          </table:table-cell>
          <table:table-cell/>
          <table:table-cell table:formula="of:=[transformed.H4]" office:value-type="float" office:value="-1">
            <text:p>-1</text:p>
          </table:table-cell>
          <table:table-cell table:formula="of:=[transformed.I4]" office:value-type="float" office:value="200503">
            <text:p>200503</text:p>
          </table:table-cell>
        </table:table-row>
        <table:table-row table:style-name="ro1">
          <table:table-cell table:formula="of:=[data.A5]" office:value-type="float" office:value="2">
            <text:p>2</text:p>
          </table:table-cell>
          <table:table-cell office:value-type="float" office:value="32.85714">
            <text:p>32.85714</text:p>
          </table:table-cell>
          <table:table-cell table:number-columns-repeated="2" office:value-type="string">
            <text:p>A</text:p>
          </table:table-cell>
          <table:table-cell table:formula="of:=[transformed.E5]" office:value-type="float" office:value="2">
            <text:p>2</text:p>
          </table:table-cell>
          <table:table-cell table:formula="of:=[transformed.F5]" office:value-type="float" office:value="126">
            <text:p>126.0</text:p>
          </table:table-cell>
          <table:table-cell/>
          <table:table-cell table:formula="of:=[transformed.H5]" office:value-type="float" office:value="-2">
            <text:p>-2</text:p>
          </table:table-cell>
          <table:table-cell table:formula="of:=[transformed.I5]" office:value-type="float" office:value="200503">
            <text:p>200503</text:p>
          </table:table-cell>
        </table:table-row>
        <table:table-row table:style-name="ro1">
          <table:table-cell table:formula="of:=[data.A6]" office:value-type="float" office:value="2">
            <text:p>2</text:p>
          </table:table-cell>
          <table:table-cell office:value-type="float" office:value="32.85714">
            <text:p>32.85714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[transformed.E6]" office:value-type="float" office:value="1">
            <text:p>1</text:p>
          </table:table-cell>
          <table:table-cell table:formula="of:=[transformed.F6]" office:value-type="float" office:value="127">
            <text:p>127.0</text:p>
          </table:table-cell>
          <table:table-cell table:formula="of:=[transformed.G6]" office:value-type="float" office:value="312">
            <text:p>312</text:p>
          </table:table-cell>
          <table:table-cell table:formula="of:=[transformed.H6]" office:value-type="float" office:value="-2">
            <text:p>-2</text:p>
          </table:table-cell>
          <table:table-cell table:formula="of:=[transformed.I6]" office:value-type="float" office:value="200503">
            <text:p>200503</text:p>
          </table:table-cell>
        </table:table-row>
        <table:table-row table:style-name="ro1">
          <table:table-cell table:formula="of:=[data.A7]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[transformed.E7]" office:value-type="float" office:value="1">
            <text:p>1</text:p>
          </table:table-cell>
          <table:table-cell table:formula="of:=[transformed.F7]" office:value-type="float" office:value="128">
            <text:p>128.0</text:p>
          </table:table-cell>
          <table:table-cell/>
          <table:table-cell table:formula="of:=[transformed.H7]" office:value-type="float" office:value="-3">
            <text:p>-3</text:p>
          </table:table-cell>
          <table:table-cell table:formula="of:=[transformed.I7]" office:value-type="float" office:value="200504">
            <text:p>200504</text:p>
          </table:table-cell>
        </table:table-row>
        <table:table-row table:style-name="ro1">
          <table:table-cell table:formula="of:=[data.A8]" office:value-type="float" office:value="3">
            <text:p>3</text:p>
          </table:table-cell>
          <table:table-cell office:value-type="float" office:value="32.85714">
            <text:p>32.85714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[transformed.E8]" office:value-type="float" office:value="1">
            <text:p>1</text:p>
          </table:table-cell>
          <table:table-cell table:formula="of:=[transformed.F8]" office:value-type="float" office:value="129">
            <text:p>129.0</text:p>
          </table:table-cell>
          <table:table-cell/>
          <table:table-cell table:formula="of:=[transformed.H8]" office:value-type="float" office:value="-3">
            <text:p>-3</text:p>
          </table:table-cell>
          <table:table-cell table:formula="of:=[transformed.I8]" office:value-type="float" office:value="200504">
            <text:p>200504</text:p>
          </table:table-cell>
        </table:table-row>
        <table:table-row table:style-name="ro1">
          <table:table-cell table:formula="of:=[data.A9]"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A</text:p>
          </table:table-cell>
          <table:table-cell table:formula="of:=[transformed.E9]" office:value-type="float" office:value="2">
            <text:p>2</text:p>
          </table:table-cell>
          <table:table-cell table:formula="of:=[transformed.F9]" office:value-type="float" office:value="130">
            <text:p>130.0</text:p>
          </table:table-cell>
          <table:table-cell/>
          <table:table-cell table:formula="of:=[transformed.H9]" office:value-type="float" office:value="-32">
            <text:p>-32</text:p>
          </table:table-cell>
          <table:table-cell table:formula="of:=[transformed.I9]" office:value-type="float" office:value="200504">
            <text:p>200504</text:p>
          </table:table-cell>
        </table:table-row>
        <table:table-row table:style-name="ro1">
          <table:table-cell table:formula="of:=[data.A10]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A</text:p>
          </table:table-cell>
          <table:table-cell table:formula="of:=[transformed.E10]" office:value-type="float" office:value="1">
            <text:p>1</text:p>
          </table:table-cell>
          <table:table-cell table:formula="of:=[transformed.F10]" office:value-type="float" office:value="131">
            <text:p>131.0</text:p>
          </table:table-cell>
          <table:table-cell/>
          <table:table-cell table:formula="of:=[transformed.H10]" office:value-type="float" office:value="-2">
            <text:p>-2</text:p>
          </table:table-cell>
          <table:table-cell table:formula="of:=[transformed.I10]" office:value-type="float" office:value="200504">
            <text:p>200504</text:p>
          </table:table-cell>
        </table:table-row>
        <table:table-row table:style-name="ro1">
          <table:table-cell table:formula="of:=[data.A11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[transformed.E11]" office:value-type="float" office:value="1">
            <text:p>1</text:p>
          </table:table-cell>
          <table:table-cell table:formula="of:=[transformed.F11]" office:value-type="float" office:value="132">
            <text:p>132.0</text:p>
          </table:table-cell>
          <table:table-cell table:formula="of:=[transformed.G11]" office:value-type="float" office:value="321">
            <text:p>321</text:p>
          </table:table-cell>
          <table:table-cell table:formula="of:=[transformed.H11]" office:value-type="float" office:value="-1">
            <text:p>-1</text:p>
          </table:table-cell>
          <table:table-cell table:formula="of:=[transformed.I11]" office:value-type="float" office:value="200504">
            <text:p>200504</text:p>
          </table:table-cell>
        </table:table-row>
        <table:table-row table:style-name="ro1">
          <table:table-cell table:formula="of:=[data.A12]"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[transformed.E12]" office:value-type="float" office:value="1">
            <text:p>1</text:p>
          </table:table-cell>
          <table:table-cell table:formula="of:=[transformed.F12]" office:value-type="float" office:value="133">
            <text:p>133.0</text:p>
          </table:table-cell>
          <table:table-cell/>
          <table:table-cell table:formula="of:=[transformed.H12]" office:value-type="float" office:value="-3">
            <text:p>-3</text:p>
          </table:table-cell>
          <table:table-cell table:formula="of:=[transformed.I12]" office:value-type="float" office:value="200504">
            <text:p>200504</text:p>
          </table:table-cell>
        </table:table-row>
        <table:table-row table:style-name="ro1">
          <table:table-cell table:formula="of:=[data.A13]" office:value-type="float" office:value="23">
            <text:p>23</text:p>
          </table:table-cell>
          <table:table-cell office:value-type="float" office:value="32.85714">
            <text:p>32.85714</text:p>
          </table:table-cell>
          <table:table-cell table:number-columns-repeated="2" office:value-type="string">
            <text:p>B</text:p>
          </table:table-cell>
          <table:table-cell table:formula="of:=AVERAGE([transformed.E2:.E21])" office:value-type="float" office:value="1.57894736842105">
            <text:p>1.5789473684</text:p>
          </table:table-cell>
          <table:table-cell table:formula="of:=[transformed.F13]" office:value-type="float" office:value="134">
            <text:p>134.0</text:p>
          </table:table-cell>
          <table:table-cell/>
          <table:table-cell table:formula="of:=[transformed.H13]" office:value-type="float" office:value="-23">
            <text:p>-23</text:p>
          </table:table-cell>
          <table:table-cell table:formula="of:=[transformed.I13]" office:value-type="float" office:value="200504">
            <text:p>200504</text:p>
          </table:table-cell>
        </table:table-row>
        <table:table-row table:style-name="ro1">
          <table:table-cell table:formula="of:=[data.A14]" office:value-type="float" office:value="12">
            <text:p>12</text:p>
          </table:table-cell>
          <table:table-cell office:value-type="float" office:value="32.85714">
            <text:p>32.85714</text:p>
          </table:table-cell>
          <table:table-cell table:number-columns-repeated="2" office:value-type="string">
            <text:p>B</text:p>
          </table:table-cell>
          <table:table-cell table:formula="of:=[transformed.E14]" office:value-type="float" office:value="2">
            <text:p>2</text:p>
          </table:table-cell>
          <table:table-cell table:formula="of:=[transformed.F14]" office:value-type="float" office:value="135">
            <text:p>135.0</text:p>
          </table:table-cell>
          <table:table-cell/>
          <table:table-cell table:formula="of:=[transformed.H14]" office:value-type="float" office:value="-12">
            <text:p>-12</text:p>
          </table:table-cell>
          <table:table-cell table:formula="of:=[transformed.I14]" office:value-type="float" office:value="200504">
            <text:p>200504</text:p>
          </table:table-cell>
        </table:table-row>
        <table:table-row table:style-name="ro1">
          <table:table-cell table:formula="of:=[data.A15]" office:value-type="float" office:value="3">
            <text:p>3</text:p>
          </table:table-cell>
          <table:table-cell office:value-type="float" office:value="32.85714">
            <text:p>32.85714</text:p>
          </table:table-cell>
          <table:table-cell table:number-columns-repeated="2" office:value-type="string">
            <text:p>B</text:p>
          </table:table-cell>
          <table:table-cell table:formula="of:=[transformed.E15]" office:value-type="float" office:value="2">
            <text:p>2</text:p>
          </table:table-cell>
          <table:table-cell table:formula="of:=[transformed.F15]" office:value-type="float" office:value="136">
            <text:p>136.0</text:p>
          </table:table-cell>
          <table:table-cell/>
          <table:table-cell table:formula="of:=[transformed.H15]" office:value-type="float" office:value="-3">
            <text:p>-3</text:p>
          </table:table-cell>
          <table:table-cell table:formula="of:=[transformed.I15]" office:value-type="float" office:value="200504">
            <text:p>200504</text:p>
          </table:table-cell>
        </table:table-row>
        <table:table-row table:style-name="ro1">
          <table:table-cell table:formula="of:=[data.A16]"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B</text:p>
          </table:table-cell>
          <table:table-cell table:formula="of:=[transformed.E16]" office:value-type="float" office:value="2">
            <text:p>2</text:p>
          </table:table-cell>
          <table:table-cell table:formula="of:=[transformed.F16]" office:value-type="float" office:value="137">
            <text:p>137.0</text:p>
          </table:table-cell>
          <table:table-cell table:formula="of:=[transformed.G16]" office:value-type="float" office:value="321">
            <text:p>321</text:p>
          </table:table-cell>
          <table:table-cell table:formula="of:=[transformed.H16]" office:value-type="float" office:value="-12">
            <text:p>-12</text:p>
          </table:table-cell>
          <table:table-cell table:formula="of:=[transformed.I16]" office:value-type="float" office:value="200504">
            <text:p>200504</text:p>
          </table:table-cell>
        </table:table-row>
        <table:table-row table:style-name="ro1">
          <table:table-cell table:formula="of:=[data.A17]" office:value-type="float" office:value="321">
            <text:p>32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B</text:p>
          </table:table-cell>
          <table:table-cell table:formula="of:=[transformed.E17]" office:value-type="float" office:value="2">
            <text:p>2</text:p>
          </table:table-cell>
          <table:table-cell table:formula="of:=[transformed.F17]" office:value-type="float" office:value="138">
            <text:p>138.0</text:p>
          </table:table-cell>
          <table:table-cell/>
          <table:table-cell table:formula="of:=[transformed.H17]" office:value-type="float" office:value="-321">
            <text:p>-321</text:p>
          </table:table-cell>
          <table:table-cell table:formula="of:=[transformed.I17]" office:value-type="float" office:value="200504">
            <text:p>200504</text:p>
          </table:table-cell>
        </table:table-row>
        <table:table-row table:style-name="ro1">
          <table:table-cell table:formula="of:=[data.A18]" office:value-type="float" office:value="3123">
            <text:p>3123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B</text:p>
          </table:table-cell>
          <table:table-cell table:formula="of:=[transformed.E18]" office:value-type="float" office:value="2">
            <text:p>2</text:p>
          </table:table-cell>
          <table:table-cell table:formula="of:=[transformed.F18]" office:value-type="float" office:value="139">
            <text:p>139.0</text:p>
          </table:table-cell>
          <table:table-cell/>
          <table:table-cell table:formula="of:=[transformed.H18]" office:value-type="float" office:value="-3123">
            <text:p>-3123</text:p>
          </table:table-cell>
          <table:table-cell table:formula="of:=[transformed.I18]" office:value-type="float" office:value="200504">
            <text:p>200504</text:p>
          </table:table-cell>
        </table:table-row>
        <table:table-row table:style-name="ro1">
          <table:table-cell table:formula="of:=[data.A19]" office:value-type="float" office:value="12">
            <text:p>12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B</text:p>
          </table:table-cell>
          <table:table-cell table:formula="of:=[transformed.E19]" office:value-type="float" office:value="2">
            <text:p>2</text:p>
          </table:table-cell>
          <table:table-cell table:formula="of:=[transformed.F19]" office:value-type="float" office:value="140">
            <text:p>140.0</text:p>
          </table:table-cell>
          <table:table-cell table:formula="of:=[transformed.G19]" office:value-type="float" office:value="123">
            <text:p>123</text:p>
          </table:table-cell>
          <table:table-cell table:formula="of:=[transformed.H19]" office:value-type="float" office:value="-12">
            <text:p>-12</text:p>
          </table:table-cell>
          <table:table-cell table:formula="of:=[transformed.I19]" office:value-type="float" office:value="200504">
            <text:p>200504</text:p>
          </table:table-cell>
        </table:table-row>
        <table:table-row table:style-name="ro1">
          <table:table-cell table:formula="of:=[data.A20]"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</text:p>
          </table:table-cell>
          <table:table-cell table:formula="of:=[transformed.E20]" office:value-type="float" office:value="2">
            <text:p>2</text:p>
          </table:table-cell>
          <table:table-cell table:formula="of:=[transformed.F20]" office:value-type="float" office:value="141">
            <text:p>141.0</text:p>
          </table:table-cell>
          <table:table-cell/>
          <table:table-cell table:formula="of:=[transformed.H20]" office:value-type="float" office:value="-31">
            <text:p>-31</text:p>
          </table:table-cell>
          <table:table-cell table:formula="of:=[transformed.I20]" office:value-type="float" office:value="200504">
            <text:p>200504</text:p>
          </table:table-cell>
        </table:table-row>
        <table:table-row table:style-name="ro1">
          <table:table-cell table:formula="of:=[data.A21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B</text:p>
          </table:table-cell>
          <table:table-cell table:formula="of:=[transformed.E21]" office:value-type="float" office:value="2">
            <text:p>2</text:p>
          </table:table-cell>
          <table:table-cell table:formula="of:=[transformed.F21]" office:value-type="float" office:value="142">
            <text:p>142.0</text:p>
          </table:table-cell>
          <table:table-cell/>
          <table:table-cell table:formula="of:=[transformed.H21]" office:value-type="float" office:value="-2">
            <text:p>-2</text:p>
          </table:table-cell>
          <table:table-cell table:formula="of:=[transformed.I21]" office:value-type="float" office:value="200504">
            <text:p>200504</text:p>
          </table:table-cell>
        </table:table-row>
        <table:table-row table:style-name="ro3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00/00/0000</text:date>, <text:time style:data-style-name="N2" text:time-value="0000-00-00T22:39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odriguez</meta:initial-creator>
    <meta:creation-date>2013-02-14T17:39:10</meta:creation-date>
    <dc:date>2013-03-10T22:53:13</dc:date>
    <dc:creator>Daniel Rodriguez</dc:creator>
    <meta:editing-duration>PT23M46S</meta:editing-duration>
    <meta:editing-cycles>9</meta:editing-cycles>
    <meta:generator>LibreOffice/4.0.0.3$Linux_X86_64 LibreOffice_project/7545bee9c2a0782548772a21bc84a9dcc583b89</meta:generator>
    <meta:document-statistic meta:table-count="3" meta:cell-count="499" meta:object-count="0"/>
  </office:meta>
</office:document-meta>
</file>